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/>
    <style:font-face style:name="Montserrat" svg:font-family="Montserrat" style:font-adornments="Thin" style:font-pitch="variable"/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2.873cm" fo:min-width="8.592cm" fo:padding-top="0.151cm" fo:padding-bottom="0.151cm" fo:padding-left="0.276cm" fo:padding-right="0.276cm"/>
    </style:style>
    <style:style style:name="gr2" style:family="graphic" style:parent-style-name="standard">
      <style:graphic-properties svg:stroke-width="0.159cm" svg:stroke-color="#ffffff" draw:marker-start-width="0.437cm" draw:marker-end-width="0.437cm" svg:stroke-opacity="50%" draw:fill-color="#4dcf38" draw:textarea-horizontal-align="justify" draw:textarea-vertical-align="middle" draw:auto-grow-height="false" fo:min-height="2.005cm" fo:min-width="1.913cm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4" style:family="graphic" style:parent-style-name="standard">
      <style:graphic-properties svg:stroke-width="0.159cm" svg:stroke-color="#ffffff" draw:marker-start-width="0.437cm" draw:marker-end-width="0.437cm" svg:stroke-opacity="50%" draw:fill-color="#f79448" draw:textarea-horizontal-align="justify" draw:textarea-vertical-align="middle" draw:auto-grow-height="false" fo:min-height="2.005cm" fo:min-width="1.913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ffffff" draw:marker-start-width="0.437cm" draw:marker-end-width="0.437cm" svg:stroke-opacity="50%" draw:fill-color="#ff60dd" draw:textarea-horizontal-align="justify" draw:textarea-vertical-align="middle" draw:auto-grow-height="false" fo:min-height="2.005cm" fo:min-width="1.913cm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  <style:text-properties style:font-name="Montserrat Light"/>
    </style:style>
    <style:style style:name="P2" style:family="paragraph">
      <loext:graphic-properties draw:fill-color="#4dcf38"/>
      <style:paragraph-properties fo:text-align="center"/>
      <style:text-properties style:font-name="Montserrat Ligh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Montserrat Light"/>
    </style:style>
    <style:style style:name="P4" style:family="paragraph">
      <style:paragraph-properties fo:text-align="center"/>
      <style:text-properties style:font-name="Montserrat Ligh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Montserrat Light" fo:font-size="36pt" fo:background-color="transparent" style:font-size-asian="36pt" style:font-size-complex="36pt"/>
    </style:style>
    <style:style style:name="P6" style:family="paragraph">
      <loext:graphic-properties draw:fill-color="#f79448"/>
      <style:paragraph-properties fo:text-align="center"/>
      <style:text-properties style:font-name="Montserrat Light"/>
    </style:style>
    <style:style style:name="P7" style:family="paragraph">
      <loext:graphic-properties draw:fill="none" draw:fill-color="#ffffff"/>
      <style:paragraph-properties fo:text-align="center"/>
      <style:text-properties style:font-name="Montserrat Light" fo:font-size="36pt" fo:background-color="transparent" style:font-size-asian="36pt" style:font-size-complex="36pt"/>
    </style:style>
    <style:style style:name="P8" style:family="paragraph">
      <loext:graphic-properties draw:fill-color="#ff60dd"/>
      <style:paragraph-properties fo:text-align="center"/>
      <style:text-properties style:font-name="Montserrat Light"/>
    </style:style>
    <style:style style:name="P9" style:family="paragraph">
      <style:paragraph-properties fo:text-align="start"/>
      <style:text-properties style:font-name="Montserrat Light"/>
    </style:style>
    <style:style style:name="P10" style:family="paragraph">
      <loext:graphic-properties draw:fill="none" draw:fill-color="#ffffff"/>
      <style:paragraph-properties fo:text-align="start"/>
      <style:text-properties style:font-name="Montserrat Light" fo:font-size="22pt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ontserrat" fo:font-size="16pt" fo:background-color="transparent" style:font-size-asian="16pt" style:font-size-complex="16pt"/>
    </style:style>
    <style:style style:name="T3" style:family="text">
      <style:text-properties fo:font-size="36pt" fo:background-color="transparent" style:font-size-asian="36pt" style:font-size-complex="36pt"/>
    </style:style>
    <style:style style:name="T4" style:family="text">
      <style:text-properties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3.175cm" svg:x="7.025cm" svg:y="16.2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413cm" svg:height="2.413cm" svg:x="10.392cm" svg:y="16.6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13cm" svg:height="2.413cm" svg:x="13.312cm" svg:y="16.6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13cm" svg:height="2.413cm" svg:x="7.47cm" svg:y="16.62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9.144cm" svg:height="3.175cm" svg:x="7.025cm" svg:y="16.24cm">
          <draw:text-box>
            <text:p text:style-name="P3"><text:span text:style-name="T1">miners</text:span></text:p>
            <text:p text:style-name="P4"><text:span text:style-name="T2">Build blockchain</text:span></text:p>
          </draw:text-box>
        </draw:frame>
        <draw:custom-shape draw:style-name="gr1" draw:text-style-name="P1" draw:layer="layout" svg:width="9.144cm" svg:height="3.175cm" svg:x="7.025cm" svg:y="12.557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2.413cm" svg:height="2.413cm" svg:x="10.392cm" svg:y="12.9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.413cm" svg:height="2.413cm" svg:x="13.312cm" svg:y="12.9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.413cm" svg:height="2.413cm" svg:x="7.47cm" svg:y="12.938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7" draw:layer="layout" svg:width="9.144cm" svg:height="3.175cm" svg:x="7.025cm" svg:y="12.557cm">
          <draw:text-box>
            <text:p text:style-name="P4"><text:span text:style-name="T3">masternodes</text:span></text:p>
            <text:p text:style-name="P4"><text:span text:style-name="T2">Governance, DashDrive, DAPI</text:span></text:p>
          </draw:text-box>
        </draw:frame>
        <draw:custom-shape draw:style-name="gr1" draw:text-style-name="P1" draw:layer="layout" svg:width="9.144cm" svg:height="3.175cm" svg:x="7.025cm" svg:y="8.87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8" draw:layer="layout" svg:width="2.413cm" svg:height="2.413cm" svg:x="10.392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2.413cm" svg:height="2.413cm" svg:x="13.312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2.413cm" svg:height="2.413cm" svg:x="7.47cm" svg:y="9.25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9.144cm" svg:height="3.175cm" svg:x="7.025cm" svg:y="8.874cm">
          <draw:text-box>
            <text:p text:style-name="P3"><text:span text:style-name="T1">DAPs</text:span></text:p>
            <text:p text:style-name="P4"><text:span text:style-name="T2">Use DAPI</text:span></text:p>
          </draw:text-box>
        </draw:frame>
        <draw:frame draw:style-name="gr3" draw:text-style-name="P10" draw:layer="layout" svg:width="1.52cm" svg:height="3.175cm" svg:x="5.505cm" svg:y="16.24cm">
          <draw:text-box>
            <text:p text:style-name="P9"><text:span text:style-name="T4">L1</text:span></text:p>
          </draw:text-box>
        </draw:frame>
        <draw:frame draw:style-name="gr3" draw:text-style-name="P10" draw:layer="layout" svg:width="1.52cm" svg:height="3.175cm" svg:x="5.421cm" svg:y="12.557cm">
          <draw:text-box>
            <text:p text:style-name="P9"><text:span text:style-name="T4">L2</text:span></text:p>
          </draw:text-box>
        </draw:frame>
        <draw:frame draw:style-name="gr3" draw:text-style-name="P10" draw:layer="layout" svg:width="1.52cm" svg:height="3.175cm" svg:x="5.421cm" svg:y="8.874cm">
          <draw:text-box>
            <text:p text:style-name="P9"><text:span text:style-name="T4">L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/>
    <style:font-face style:name="Montserrat" svg:font-family="Montserrat" style:font-adornments="Thin" style:font-pitch="variable"/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1:45:39.650105139</meta:creation-date>
    <dc:date>2018-04-11T04:17:35.322965801</dc:date>
    <meta:editing-duration>PT9M4S</meta:editing-duration>
    <meta:editing-cycles>3</meta:editing-cycles>
    <meta:generator>LibreOffice/6.0.2.1.0$Linux_X86_64 LibreOffice_project/00m0$Build-1</meta:generator>
    <meta:document-statistic meta:object-count="21"/>
  </office:meta>
</office:document-meta>
</file>